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rrectResultSetColumnCountException.IncorrectResultSetColumnCountException( String msg , int expectedCount , int actual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orrectResultSetColumnCountException.getExpec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rrectResultSetColumnCountException.getActua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rrectResultSetColumnCountException.IncorrectResultSetColumnCountException( int expectedCount , int actual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